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0000003515F3D7D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svg:stroke-color="#eeeeee" draw:fill-color="#dddddd" draw:textarea-horizontal-align="justify" draw:textarea-vertical-align="middle" draw:auto-grow-height="false" fo:min-height="0.703cm" fo:min-width="1.405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eeeeee" draw:fill-color="#dddddd" draw:textarea-horizontal-align="justify" draw:textarea-vertical-align="middle" draw:auto-grow-height="false" fo:min-height="0.703cm" fo:min-width="1.405cm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eeeeee" draw:fill-color="#dddddd" draw:textarea-horizontal-align="justify" draw:textarea-vertical-align="middle" draw:auto-grow-height="false" fo:min-height="0.703cm" fo:min-width="1.405cm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eeeeee" draw:fill-color="#dddddd" draw:textarea-horizontal-align="justify" draw:textarea-vertical-align="middle" draw:auto-grow-height="false" fo:min-height="0.703cm" fo:min-width="1.405cm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eeeeee" draw:fill-color="#dddddd" draw:textarea-horizontal-align="justify" draw:textarea-vertical-align="middle" draw:auto-grow-height="false" fo:min-height="0.703cm" fo:min-width="1.405cm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eeeeee" draw:fill-color="#dddddd" draw:textarea-horizontal-align="justify" draw:textarea-vertical-align="middle" draw:auto-grow-height="false" fo:min-height="0.703cm" fo:min-width="1.4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dddddd"/>
      <style:paragraph-properties fo:margin-left="0cm" fo:margin-right="0cm" fo:text-align="center" fo:text-indent="0cm"/>
    </style:style>
    <style:style style:name="P5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5.40000009536743pt" style:font-size-asian="5.40000009536743pt" style:font-size-complex="5.40000009536743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47cm" svg:height="7.303cm" svg:x="1.317cm" svg:y="1.952cm">
          <draw:image xlink:href="Pictures/1000000100000490000003515F3D7D0D.png" xlink:type="simple" xlink:show="embed" xlink:actuate="onLoad" draw:mime-type="image/png">
            <text:p/>
          </draw:image>
        </draw:frame>
        <draw:line draw:style-name="gr2" draw:text-style-name="P2" draw:layer="layout" svg:x1="16.201cm" svg:y1="5.092cm" svg:x2="1.317cm" svg:y2="5.092cm">
          <text:p/>
        </draw:line>
        <draw:line draw:style-name="gr2" draw:text-style-name="P2" draw:layer="layout" svg:x1="16.201cm" svg:y1="6.944cm" svg:x2="1.317cm" svg:y2="6.944cm">
          <text:p/>
        </draw:line>
        <draw:custom-shape draw:style-name="gr3" draw:text-style-name="P4" draw:layer="layout" svg:width="1.905cm" svg:height="0.953cm" svg:x="11.695cm" svg:y="7.567cm">
          <text:p text:style-name="P3"><text:span text:style-name="T1">Hyperparameter</text:span></text:p>
          <text:p text:style-name="P3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0.953cm" svg:x="11.695cm" svg:y="5.544cm">
          <text:p text:style-name="P3"><text:span text:style-name="T1">Hyperparameter</text:span></text:p>
          <text:p text:style-name="P3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0.953cm" svg:x="14.017cm" svg:y="7.567cm">
          <text:p text:style-name="P3"><text:span text:style-name="T1">SMOTE</text:span></text:p>
          <text:p text:style-name="P3"><text:span text:style-name="T1">Balanced</text:span></text:p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0.953cm" svg:x="14.017cm" svg:y="5.544cm">
          <text:p text:style-name="P3"><text:span text:style-name="T1">Unbalanced</text:span></text:p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953cm" svg:x="14.017cm" svg:y="3.439cm">
          <text:p text:style-name="P3"><text:span text:style-name="T1">Unbalanced</text:span></text:p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201cm" svg:y1="2.792cm" svg:x2="1.317cm" svg:y2="2.792cm">
          <text:p/>
        </draw:line>
        <draw:custom-shape draw:style-name="gr8" draw:text-style-name="P6" draw:layer="layout" svg:width="1.905cm" svg:height="0.953cm" svg:x="11.695cm" svg:y="3.439cm">
          <text:p text:style-name="P3"><text:span text:style-name="T1">No</text:span></text:p>
          <text:p text:style-name="P3"><text:span text:style-name="T1">hyperparameter</text:span></text:p>
          <text:p text:style-name="P3"><text:span text:style-name="T1">search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201cm" svg:y1="9.255cm" svg:x2="1.317cm" svg:y2="9.255cm">
          <text:p/>
        </draw:line>
        <draw:line draw:style-name="gr2" draw:text-style-name="P2" draw:layer="layout" svg:x1="11.377cm" svg:y1="9.255cm" svg:x2="11.377cm" svg:y2="1.952cm">
          <text:p/>
        </draw:line>
        <draw:line draw:style-name="gr2" draw:text-style-name="P2" draw:layer="layout" svg:x1="13.8cm" svg:y1="9.255cm" svg:x2="13.8cm" svg:y2="1.952cm">
          <text:p/>
        </draw:line>
        <draw:line draw:style-name="gr2" draw:text-style-name="P2" draw:layer="layout" svg:x1="16.2cm" svg:y1="9.256cm" svg:x2="16.2cm" svg:y2="1.953cm">
          <text:p/>
        </draw:line>
        <draw:frame draw:style-name="gr9" draw:text-style-name="P7" draw:layer="layout" svg:width="2.217cm" svg:height="0.569cm" svg:x="11.477cm" svg:y="2.018cm">
          <draw:text-box>
            <text:p><text:span text:style-name="T2">Optimization</text:span></text:p>
          </draw:text-box>
        </draw:frame>
        <draw:frame draw:style-name="gr9" draw:text-style-name="P7" draw:layer="layout" svg:width="2.25cm" svg:height="0.569cm" svg:x="13.917cm" svg:y="2.018cm">
          <draw:text-box>
            <text:p><text:span text:style-name="T2">Data bal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2T14:03:57.767000000</meta:creation-date>
    <dc:date>2024-10-22T14:13:37.168000000</dc:date>
    <meta:editing-duration>PT9M39S</meta:editing-duration>
    <meta:editing-cycles>1</meta:editing-cycles>
    <meta:document-statistic meta:object-count="16"/>
    <meta:generator>LibreOffice/24.2.5.2$Windows_X86_64 LibreOffice_project/bffef4ea93e59bebbeaf7f431bb02b1a39ee8a59</meta:generator>
  </office:meta>
</office:document-meta>
</file>